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78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051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fo:border="none" style:vertical-align="middle"/>
    </style:style>
    <style:style style:name="ce4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-bottom="none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order-left="none" fo:border-right="0.74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18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18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18"/>
        <table:table-row table:style-name="ro1">
          <table:table-cell table:style-name="Default" table:number-columns-repeated="3"/>
          <table:table-cell/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3"/>
        </table:table-row>
        <table:table-row table:style-name="ro2"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2"/>
          <table:table-cell table:style-name="ce16"/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2"/>
          <table:table-cell table:style-name="ce16"/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2"/>
          <table:table-cell table:style-name="ce16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</table:table-row>
        <table:table-row table:style-name="ro1">
          <table:table-cell office:value-type="string" calcext:value-type="string">
            <text:p>MNIST</text:p>
          </table:table-cell>
          <table:table-cell table:formula="of:=9879/9984" office:value-type="percentage" office:value="0.989483173076923" calcext:value-type="percentage">
            <text:p>98.95%</text:p>
          </table:table-cell>
          <table:table-cell table:formula="of:=9902/9984" office:value-type="percentage" office:value="0.991786858974359" calcext:value-type="percentage">
            <text:p>99.18%</text:p>
          </table:table-cell>
          <table:table-cell table:style-name="ce2" office:value-type="string" calcext:value-type="string">
            <text:p>-</text:p>
          </table:table-cell>
          <table:table-cell table:formula="of:=9699/9984" office:value-type="percentage" office:value="0.971454326923077" calcext:value-type="percentage">
            <text:p>97.15%</text:p>
          </table:table-cell>
          <table:table-cell table:formula="of:=9776/9984" office:value-type="percentage" office:value="0.979166666666667" calcext:value-type="percentage">
            <text:p>97.92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863/9984" office:value-type="percentage" office:value="0.987880608974359" calcext:value-type="percentage">
            <text:p>98.79%</text:p>
          </table:table-cell>
          <table:table-cell table:formula="of:=9902/9984" office:value-type="percentage" office:value="0.991786858974359" calcext:value-type="percentage">
            <text:p>99.18%</text:p>
          </table:table-cell>
          <table:table-cell table:style-name="ce2" office:value-type="string" calcext:value-type="string">
            <text:p>-</text:p>
          </table:table-cell>
          <table:table-cell table:formula="of:=9671/9984" office:value-type="percentage" office:value="0.96864983974359" calcext:value-type="percentage">
            <text:p>96.86%</text:p>
          </table:table-cell>
          <table:table-cell table:formula="of:=9746/9984" office:value-type="percentage" office:value="0.976161858974359" calcext:value-type="percentage">
            <text:p>97.62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859/9984" office:value-type="percentage" office:value="0.987479967948718" calcext:value-type="percentage">
            <text:p>98.75%</text:p>
          </table:table-cell>
          <table:table-cell table:formula="of:=9890/9984" office:value-type="percentage" office:value="0.990584935897436" calcext:value-type="percentage">
            <text:p>99.06%</text:p>
          </table:table-cell>
          <table:table-cell table:style-name="ce2" office:value-type="string" calcext:value-type="string">
            <text:p>-</text:p>
          </table:table-cell>
          <table:table-cell table:formula="of:=9680/9984" office:value-type="percentage" office:value="0.969551282051282" calcext:value-type="percentage">
            <text:p>96.96%</text:p>
          </table:table-cell>
          <table:table-cell table:formula="of:=9759/9984" office:value-type="percentage" office:value="0.977463942307692" calcext:value-type="percentage">
            <text:p>97.75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138/9984" office:value-type="percentage" office:value="0.915264423076923" calcext:value-type="percentage">
            <text:p>91.53%</text:p>
          </table:table-cell>
          <table:table-cell table:formula="of:=9042/9984" office:value-type="percentage" office:value="0.905649038461538" calcext:value-type="percentage">
            <text:p>90.56%</text:p>
          </table:table-cell>
          <table:table-cell table:style-name="ce5" office:value-type="string" calcext:value-type="string">
            <text:p>-</text:p>
          </table:table-cell>
          <table:table-cell table:formula="of:=8263/9984" office:value-type="percentage" office:value="0.827624198717949" calcext:value-type="percentage">
            <text:p>82.76%</text:p>
          </table:table-cell>
          <table:table-cell table:formula="of:=7929/9984" office:value-type="percentage" office:value="0.794170673076923" calcext:value-type="percentage">
            <text:p>79.42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9154/9984" office:value-type="percentage" office:value="0.916866987179487" calcext:value-type="percentage">
            <text:p>91.69%</text:p>
          </table:table-cell>
          <table:table-cell table:formula="of:=9052/9984" office:value-type="percentage" office:value="0.906650641025641" calcext:value-type="percentage">
            <text:p>90.67%</text:p>
          </table:table-cell>
          <table:table-cell table:style-name="ce5" office:value-type="string" calcext:value-type="string">
            <text:p>-</text:p>
          </table:table-cell>
          <table:table-cell table:formula="of:=8606/9984" office:value-type="percentage" office:value="0.861979166666667" calcext:value-type="percentage">
            <text:p>86.20%</text:p>
          </table:table-cell>
          <table:table-cell table:formula="of:=8721/9984" office:value-type="percentage" office:value="0.873497596153846" calcext:value-type="percentage">
            <text:p>87.35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9100/9984" office:value-type="percentage" office:value="0.911458333333333" calcext:value-type="percentage">
            <text:p>91.15%</text:p>
          </table:table-cell>
          <table:table-cell table:formula="of:=9060/9984" office:value-type="percentage" office:value="0.907451923076923" calcext:value-type="percentage">
            <text:p>90.75%</text:p>
          </table:table-cell>
          <table:table-cell table:style-name="ce5" office:value-type="string" calcext:value-type="string">
            <text:p>-</text:p>
          </table:table-cell>
          <table:table-cell table:formula="of:=8671/9984" office:value-type="percentage" office:value="0.868489583333333" calcext:value-type="percentage">
            <text:p>86.85%</text:p>
          </table:table-cell>
          <table:table-cell table:formula="of:=8674/9984" office:value-type="percentage" office:value="0.868790064102564" calcext:value-type="percentage">
            <text:p>86.88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</table:table-row>
        <table:table-row table:style-name="ro1">
          <table:table-cell office:value-type="string" calcext:value-type="string">
            <text:p>MNIST</text:p>
          </table:table-cell>
          <table:table-cell table:formula="of:=9884/9984" office:value-type="percentage" office:value="0.989983974358974" calcext:value-type="percentage">
            <text:p>99.00%</text:p>
          </table:table-cell>
          <table:table-cell table:formula="of:=9914/9984" office:value-type="percentage" office:value="0.992988782051282" calcext:value-type="percentage">
            <text:p>99.30%</text:p>
          </table:table-cell>
          <table:table-cell table:style-name="ce2" office:value-type="string" calcext:value-type="string">
            <text:p>-</text:p>
          </table:table-cell>
          <table:table-cell table:formula="of:=9716/9984" office:value-type="percentage" office:value="0.973157051282051" calcext:value-type="percentage">
            <text:p>97.32%</text:p>
          </table:table-cell>
          <table:table-cell table:formula="of:=9768/9984" office:value-type="percentage" office:value="0.978365384615385" calcext:value-type="percentage">
            <text:p>97.84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881/9984" office:value-type="percentage" office:value="0.989683493589744" calcext:value-type="percentage">
            <text:p>98.97%</text:p>
          </table:table-cell>
          <table:table-cell table:formula="of:=9916/9984" office:value-type="percentage" office:value="0.993189102564103" calcext:value-type="percentage">
            <text:p>99.32%</text:p>
          </table:table-cell>
          <table:table-cell table:style-name="ce2" office:value-type="string" calcext:value-type="string">
            <text:p>-</text:p>
          </table:table-cell>
          <table:table-cell table:formula="of:=9682/9984" office:value-type="percentage" office:value="0.969751602564103" calcext:value-type="percentage">
            <text:p>96.98%</text:p>
          </table:table-cell>
          <table:table-cell table:formula="of:=9769/9984" office:value-type="percentage" office:value="0.978465544871795" calcext:value-type="percentage">
            <text:p>97.85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866/9984" office:value-type="percentage" office:value="0.98818108974359" calcext:value-type="percentage">
            <text:p>98.82%</text:p>
          </table:table-cell>
          <table:table-cell table:formula="of:=9883/9984" office:value-type="percentage" office:value="0.989883814102564" calcext:value-type="percentage">
            <text:p>98.99%</text:p>
          </table:table-cell>
          <table:table-cell table:style-name="ce2" office:value-type="string" calcext:value-type="string">
            <text:p>-</text:p>
          </table:table-cell>
          <table:table-cell table:formula="of:=9726/9984" office:value-type="percentage" office:value="0.974158653846154" calcext:value-type="percentage">
            <text:p>97.42%</text:p>
          </table:table-cell>
          <table:table-cell table:formula="of:=9691/9984" office:value-type="percentage" office:value="0.970653044871795" calcext:value-type="percentage">
            <text:p>97.07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124/9984" office:value-type="percentage" office:value="0.91386217948718" calcext:value-type="percentage">
            <text:p>91.39%</text:p>
          </table:table-cell>
          <table:table-cell table:formula="of:=9066/9984" office:value-type="percentage" office:value="0.908052884615385" calcext:value-type="percentage">
            <text:p>90.81%</text:p>
          </table:table-cell>
          <table:table-cell table:style-name="ce5" office:value-type="string" calcext:value-type="string">
            <text:p>-</text:p>
          </table:table-cell>
          <table:table-cell table:formula="of:=8165/9984" office:value-type="percentage" office:value="0.817808493589744" calcext:value-type="percentage">
            <text:p>81.78%</text:p>
          </table:table-cell>
          <table:table-cell table:formula="of:=8661/9984" office:value-type="percentage" office:value="0.867487980769231" calcext:value-type="percentage">
            <text:p>86.75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9105/9984" office:value-type="percentage" office:value="0.911959134615385" calcext:value-type="percentage">
            <text:p>91.20%</text:p>
          </table:table-cell>
          <table:table-cell table:formula="of:=9093/9984" office:value-type="percentage" office:value="0.910757211538462" calcext:value-type="percentage">
            <text:p>91.08%</text:p>
          </table:table-cell>
          <table:table-cell table:style-name="ce5" office:value-type="string" calcext:value-type="string">
            <text:p>-</text:p>
          </table:table-cell>
          <table:table-cell table:formula="of:=8412/9984" office:value-type="percentage" office:value="0.842548076923077" calcext:value-type="percentage">
            <text:p>84.25%</text:p>
          </table:table-cell>
          <table:table-cell table:formula="of:=8699/9984" office:value-type="percentage" office:value="0.871294070512821" calcext:value-type="percentage">
            <text:p>87.13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9076/9984" office:value-type="percentage" office:value="0.909054487179487" calcext:value-type="percentage">
            <text:p>90.91%</text:p>
          </table:table-cell>
          <table:table-cell table:formula="of:=9052/9984" office:value-type="percentage" office:value="0.906650641025641" calcext:value-type="percentage">
            <text:p>90.67%</text:p>
          </table:table-cell>
          <table:table-cell table:style-name="ce5" office:value-type="string" calcext:value-type="string">
            <text:p>-</text:p>
          </table:table-cell>
          <table:table-cell table:formula="of:=8233/9984" office:value-type="percentage" office:value="0.824619391025641" calcext:value-type="percentage">
            <text:p>82.46%</text:p>
          </table:table-cell>
          <table:table-cell table:formula="of:=7717/9984" office:value-type="percentage" office:value="0.772936698717949" calcext:value-type="percentage">
            <text:p>77.29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</table:table-row>
        <table:table-row table:style-name="ro1">
          <table:table-cell office:value-type="string" calcext:value-type="string">
            <text:p>MNIST</text:p>
          </table:table-cell>
          <table:table-cell table:formula="of:=9891/9984" office:value-type="percentage" office:value="0.990685096153846" calcext:value-type="percentage">
            <text:p>99.07%</text:p>
          </table:table-cell>
          <table:table-cell table:formula="of:=9897/9984" office:value-type="percentage" office:value="0.991286057692308" calcext:value-type="percentage">
            <text:p>99.13%</text:p>
          </table:table-cell>
          <table:table-cell table:style-name="ce2" office:value-type="string" calcext:value-type="string">
            <text:p>-</text:p>
          </table:table-cell>
          <table:table-cell table:formula="of:=9749/9984" office:value-type="percentage" office:value="0.97646233974359" calcext:value-type="percentage">
            <text:p>97.65%</text:p>
          </table:table-cell>
          <table:table-cell table:formula="of:=9782/9984" office:value-type="percentage" office:value="0.979767628205128" calcext:value-type="percentage">
            <text:p>97.98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895/9984" office:value-type="percentage" office:value="0.991085737179487" calcext:value-type="percentage">
            <text:p>99.11%</text:p>
          </table:table-cell>
          <table:table-cell table:formula="of:=9912/9984" office:value-type="percentage" office:value="0.992788461538462" calcext:value-type="percentage">
            <text:p>99.28%</text:p>
          </table:table-cell>
          <table:table-cell table:style-name="ce2" office:value-type="string" calcext:value-type="string">
            <text:p>-</text:p>
          </table:table-cell>
          <table:table-cell table:formula="of:=9763/9984" office:value-type="percentage" office:value="0.977864583333333" calcext:value-type="percentage">
            <text:p>97.79%</text:p>
          </table:table-cell>
          <table:table-cell table:formula="of:=9814/9984" office:value-type="percentage" office:value="0.982972756410256" calcext:value-type="percentage">
            <text:p>98.30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894/9984" office:value-type="percentage" office:value="0.990985576923077" calcext:value-type="percentage">
            <text:p>99.10%</text:p>
          </table:table-cell>
          <table:table-cell table:formula="of:=9892/9984" office:value-type="percentage" office:value="0.990785256410256" calcext:value-type="percentage">
            <text:p>99.08%</text:p>
          </table:table-cell>
          <table:table-cell table:style-name="ce2" office:value-type="string" calcext:value-type="string">
            <text:p>-</text:p>
          </table:table-cell>
          <table:table-cell table:formula="of:=9764/9984" office:value-type="percentage" office:value="0.977964743589744" calcext:value-type="percentage">
            <text:p>97.80%</text:p>
          </table:table-cell>
          <table:table-cell table:formula="of:=9746/9984" office:value-type="percentage" office:value="0.976161858974359" calcext:value-type="percentage">
            <text:p>97.62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069/9984" office:value-type="percentage" office:value="0.908353365384615" calcext:value-type="percentage">
            <text:p>90.84%</text:p>
          </table:table-cell>
          <table:table-cell table:formula="of:=8934/9984" office:value-type="percentage" office:value="0.894831730769231" calcext:value-type="percentage">
            <text:p>89.48%</text:p>
          </table:table-cell>
          <table:table-cell table:style-name="ce5" office:value-type="string" calcext:value-type="string">
            <text:p>-</text:p>
          </table:table-cell>
          <table:table-cell table:formula="of:=8407/9984" office:value-type="percentage" office:value="0.842047275641026" calcext:value-type="percentage">
            <text:p>84.20%</text:p>
          </table:table-cell>
          <table:table-cell table:formula="of:=8639/9984" office:value-type="percentage" office:value="0.865284455128205" calcext:value-type="percentage">
            <text:p>86.53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9124/9984" office:value-type="percentage" office:value="0.91386217948718" calcext:value-type="percentage">
            <text:p>91.39%</text:p>
          </table:table-cell>
          <table:table-cell table:formula="of:=8864/9984" office:value-type="percentage" office:value="0.887820512820513" calcext:value-type="percentage">
            <text:p>88.78%</text:p>
          </table:table-cell>
          <table:table-cell table:style-name="ce5" office:value-type="string" calcext:value-type="string">
            <text:p>-</text:p>
          </table:table-cell>
          <table:table-cell table:formula="of:=8755/9984" office:value-type="percentage" office:value="0.876903044871795" calcext:value-type="percentage">
            <text:p>87.69%</text:p>
          </table:table-cell>
          <table:table-cell table:formula="of:=8752/9984" office:value-type="percentage" office:value="0.876602564102564" calcext:value-type="percentage">
            <text:p>87.66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8969/9984" office:value-type="percentage" office:value="0.89833733974359" calcext:value-type="percentage">
            <text:p>89.83%</text:p>
          </table:table-cell>
          <table:table-cell table:formula="of:=8873/9984" office:value-type="percentage" office:value="0.888721955128205" calcext:value-type="percentage">
            <text:p>88.87%</text:p>
          </table:table-cell>
          <table:table-cell table:style-name="ce5" office:value-type="string" calcext:value-type="string">
            <text:p>-</text:p>
          </table:table-cell>
          <table:table-cell table:formula="of:=8696/9984" office:value-type="percentage" office:value="0.87099358974359" calcext:value-type="percentage">
            <text:p>87.10%</text:p>
          </table:table-cell>
          <table:table-cell table:formula="of:=8786/9984" office:value-type="percentage" office:value="0.880008012820513" calcext:value-type="percentage">
            <text:p>88.00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 style:data-style-name="N2" text:time-value="08:30:03.1854154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8:45:57.669291024</meta:creation-date>
    <dc:date>2024-04-21T10:56:31.768666498</dc:date>
    <meta:editing-duration>PT21H1M11S</meta:editing-duration>
    <meta:editing-cycles>119</meta:editing-cycles>
    <meta:generator>LibreOffice/24.2.2.2$Linux_X86_64 LibreOffice_project/420$Build-2</meta:generator>
    <meta:document-statistic meta:table-count="1" meta:cell-count="213" meta:object-count="0"/>
  </office:meta>
</office:document-meta>
</file>